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ee3a" officeooo:paragraph-rsid="0020ee3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a etapa:</text:p>
      <text:p text:style-name="P1">Polarización:</text:p>
      <text:p text:style-name="P1"/>
      <text:p text:style-name="Standard"><draw:frame draw:style-name="fr1" draw:name="Objeto1" text:anchor-type="as-char" svg:y="-1.886cm" svg:width="11.127cm" svg:height="3.7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Segunda etapa:</text:p>
      <text:p text:style-name="P1">Polarización:</text:p>
      <text:p text:style-name="P1"/>
      <text:p text:style-name="Standard"><draw:frame draw:style-name="fr1" draw:name="Objeto2" text:anchor-type="as-char" svg:y="-1.886cm" svg:width="10.901cm" svg:height="3.72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23:16:52.040077023</meta:creation-date>
    <dc:date>2021-01-05T01:09:27.855293342</dc:date>
    <meta:editing-duration>PT15S</meta:editing-duration>
    <meta:editing-cycles>1</meta:editing-cycles>
    <meta:generator>LibreOffice/6.1.5.2$Linux_X86_64 LibreOffice_project/10$Build-2</meta:generator>
    <meta:document-statistic meta:table-count="0" meta:image-count="0" meta:object-count="2" meta:page-count="1" meta:paragraph-count="6" meta:word-count="6" meta:character-count="54" meta:non-whitespace-character-count="5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R</mi>
                <mi mathvariant="italic">BB</mi>
              </msub>
              <mo stretchy="false">=</mo>
              <mfrac>
                <mrow>
                  <mn>47</mn>
                  <mrow>
                    <mi>K</mi>
                    <mo stretchy="false">∗</mo>
                    <mn>470</mn>
                  </mrow>
                  <mi>K</mi>
                </mrow>
                <mrow>
                  <mn>47</mn>
                  <mrow>
                    <mi>K</mi>
                    <mo stretchy="false">+</mo>
                    <mn>470</mn>
                  </mrow>
                  <mi>K</mi>
                </mrow>
              </mfrac>
              <mo stretchy="false">=</mo>
              <mn>42,73</mn>
            </mrow>
            <mi>K</mi>
          </mrow>
        </mtd>
      </mtr>
      <mtr>
        <mtd>
          <mrow>
            <mrow>
              <msub>
                <mi>V</mi>
                <mi mathvariant="italic">BB</mi>
              </msub>
              <mo stretchy="false">=</mo>
              <mfrac>
                <mrow>
                  <mn>9</mn>
                  <mrow>
                    <mi>V</mi>
                    <mo stretchy="false">∗</mo>
                    <mn>47</mn>
                  </mrow>
                  <mi>K</mi>
                </mrow>
                <mrow>
                  <mn>47</mn>
                  <mrow>
                    <mi>K</mi>
                    <mo stretchy="false">+</mo>
                    <mn>470</mn>
                  </mrow>
                  <mi>K</mi>
                </mrow>
              </mfrac>
              <mo stretchy="false">=</mo>
              <mn>0,82</mn>
            </mrow>
            <mi>V</mi>
          </mrow>
        </mtd>
      </mtr>
      <mtr>
        <mtd>
          <mrow>
            <mrow>
              <mn>0,82</mn>
              <mrow>
                <mi>V</mi>
                <mo stretchy="false">−</mo>
                <mn>42,73</mn>
              </mrow>
              <mrow>
                <mrow>
                  <mi>K</mi>
                  <mo stretchy="false">∗</mo>
                  <mfrac>
                    <msub>
                      <mi>I</mi>
                      <msub>
                        <mi>C</mi>
                        <mi>Q</mi>
                      </msub>
                    </msub>
                    <mn>600</mn>
                  </mfrac>
                </mrow>
                <mo stretchy="false">−</mo>
                <mn>0,7</mn>
              </mrow>
              <mrow>
                <mi>V</mi>
                <mo stretchy="false">−</mo>
                <mn>0,39</mn>
              </mrow>
              <mrow>
                <mrow>
                  <mi>K</mi>
                  <mo stretchy="false">∗</mo>
                  <msub>
                    <mi>I</mi>
                    <msub>
                      <mi>C</mi>
                      <mi>Q</mi>
                    </msub>
                  </msub>
                </mrow>
                <mo stretchy="false">=</mo>
                <mn>0</mn>
              </mrow>
            </mrow>
            <mo stretchy="false">⇒</mo>
            <mrow>
              <mrow>
                <msub>
                  <mi>I</mi>
                  <msub>
                    <mi>C</mi>
                    <mi>Q</mi>
                  </msub>
                </msub>
                <mo stretchy="false">=</mo>
                <mn>0,26</mn>
              </mrow>
              <mi mathvariant="italic">mA</mi>
            </mrow>
          </mrow>
        </mtd>
      </mtr>
      <mtr>
        <mtd>
          <mrow>
            <mrow>
              <mn>9</mn>
              <mrow>
                <mi>V</mi>
                <mo stretchy="false">−</mo>
                <mn>10</mn>
              </mrow>
              <mrow>
                <mi>K</mi>
                <mo stretchy="false">∗</mo>
                <mn>0,26</mn>
              </mrow>
              <mrow>
                <mi mathvariant="italic">mA</mi>
                <mo stretchy="false">−</mo>
                <msub>
                  <mi>V</mi>
                  <msub>
                    <mi mathvariant="italic">CE</mi>
                    <mi>Q</mi>
                  </msub>
                </msub>
                <mo stretchy="false">−</mo>
                <mn>0,39</mn>
              </mrow>
              <mrow>
                <mi>K</mi>
                <mo stretchy="false">∗</mo>
                <mn>0,26</mn>
              </mrow>
              <mrow>
                <mi mathvariant="italic">mA</mi>
                <mo stretchy="false">=</mo>
                <mn>0</mn>
              </mrow>
            </mrow>
            <mo stretchy="false">⇒</mo>
            <mrow>
              <mrow>
                <msub>
                  <mi>V</mi>
                  <msub>
                    <mi mathvariant="italic">CE</mi>
                    <mi>Q</mi>
                  </msub>
                </msub>
                <mo stretchy="false">=</mo>
                <mn>6,30</mn>
              </mrow>
              <mi>V</mi>
            </mrow>
          </mrow>
        </mtd>
      </mtr>
    </mtable>
    <annotation encoding="StarMath 5.0">{R_{BB}={47K*470K}over{47K+470K}=42,73K}
newline
{V_{BB}={9V*47K}over{47K+470K}=0,82V}
newline
{0,82V-42,73K*{{I_{C_Q}}over{600}}-0,7V-0,39K*{I_{C_Q}}=0}drarrow{I_{C_Q}=0,26mA}
newline
{9V-10K*0,26mA-V_{CE_{Q}}-0,39K*0,26mA=0}drarrow{V_{CE_{Q}}=6,30V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R</mi>
                <mi mathvariant="italic">BB</mi>
              </msub>
              <mo stretchy="false">=</mo>
              <mfrac>
                <mrow>
                  <mn>47</mn>
                  <mrow>
                    <mi>K</mi>
                    <mo stretchy="false">∗</mo>
                    <mn>470</mn>
                  </mrow>
                  <mi>K</mi>
                </mrow>
                <mrow>
                  <mn>47</mn>
                  <mrow>
                    <mi>K</mi>
                    <mo stretchy="false">+</mo>
                    <mn>470</mn>
                  </mrow>
                  <mi>K</mi>
                </mrow>
              </mfrac>
              <mo stretchy="false">=</mo>
              <mn>42,73</mn>
            </mrow>
            <mi>K</mi>
          </mrow>
        </mtd>
      </mtr>
      <mtr>
        <mtd>
          <mrow>
            <mrow>
              <msub>
                <mi>V</mi>
                <mi mathvariant="italic">BB</mi>
              </msub>
              <mo stretchy="false">=</mo>
              <mfrac>
                <mrow>
                  <mn>9</mn>
                  <mrow>
                    <mi>V</mi>
                    <mo stretchy="false">∗</mo>
                    <mn>47</mn>
                  </mrow>
                  <mi>K</mi>
                </mrow>
                <mrow>
                  <mn>47</mn>
                  <mrow>
                    <mi>K</mi>
                    <mo stretchy="false">+</mo>
                    <mn>470</mn>
                  </mrow>
                  <mi>K</mi>
                </mrow>
              </mfrac>
              <mo stretchy="false">=</mo>
              <mn>0,82</mn>
            </mrow>
            <mi>V</mi>
          </mrow>
        </mtd>
      </mtr>
      <mtr>
        <mtd>
          <mrow>
            <mrow>
              <mn>0,82</mn>
              <mrow>
                <mi>V</mi>
                <mo stretchy="false">−</mo>
                <mn>42,73</mn>
              </mrow>
              <mrow>
                <mrow>
                  <mi>K</mi>
                  <mo stretchy="false">∗</mo>
                  <mfrac>
                    <msub>
                      <mi>I</mi>
                      <msub>
                        <mi>C</mi>
                        <mi>Q</mi>
                      </msub>
                    </msub>
                    <mn>600</mn>
                  </mfrac>
                </mrow>
                <mo stretchy="false">−</mo>
                <mn>0,7</mn>
              </mrow>
              <mrow>
                <mi>V</mi>
                <mo stretchy="false">−</mo>
                <mn>2,2</mn>
              </mrow>
              <mrow>
                <mrow>
                  <mi>K</mi>
                  <mo stretchy="false">∗</mo>
                  <msub>
                    <mi>I</mi>
                    <msub>
                      <mi>C</mi>
                      <mi>Q</mi>
                    </msub>
                  </msub>
                </mrow>
                <mo stretchy="false">=</mo>
                <mn>0</mn>
              </mrow>
            </mrow>
            <mo stretchy="false">⇒</mo>
            <mrow>
              <mrow>
                <msub>
                  <mi>I</mi>
                  <msub>
                    <mi>C</mi>
                    <mi>Q</mi>
                  </msub>
                </msub>
                <mo stretchy="false">=</mo>
                <mn>0,05</mn>
              </mrow>
              <mi mathvariant="italic">mA</mi>
            </mrow>
          </mrow>
        </mtd>
      </mtr>
      <mtr>
        <mtd>
          <mrow>
            <mrow>
              <mn>9</mn>
              <mrow>
                <mi>V</mi>
                <mo stretchy="false">−</mo>
                <mn>10</mn>
              </mrow>
              <mrow>
                <mi>K</mi>
                <mo stretchy="false">∗</mo>
                <mn>0,05</mn>
              </mrow>
              <mrow>
                <mi mathvariant="italic">mA</mi>
                <mo stretchy="false">−</mo>
                <msub>
                  <mi>V</mi>
                  <msub>
                    <mi mathvariant="italic">CE</mi>
                    <mi>Q</mi>
                  </msub>
                </msub>
                <mo stretchy="false">−</mo>
                <mn>2,2</mn>
              </mrow>
              <mrow>
                <mi>K</mi>
                <mo stretchy="false">∗</mo>
                <mn>0,05</mn>
              </mrow>
              <mrow>
                <mi mathvariant="italic">mA</mi>
                <mo stretchy="false">=</mo>
                <mn>0</mn>
              </mrow>
            </mrow>
            <mo stretchy="false">⇒</mo>
            <mrow>
              <mrow>
                <msub>
                  <mi>V</mi>
                  <msub>
                    <mi mathvariant="italic">CE</mi>
                    <mi>Q</mi>
                  </msub>
                </msub>
                <mo stretchy="false">=</mo>
                <mn>8,39</mn>
              </mrow>
              <mi>V</mi>
            </mrow>
          </mrow>
        </mtd>
      </mtr>
    </mtable>
    <annotation encoding="StarMath 5.0">{R_{BB}={47K*470K}over{47K+470K}=42,73K}
newline
{V_{BB}={9V*47K}over{47K+470K}=0,82V}
newline
{0,82V-42,73K*{{I_{C_Q}}over{600}}-0,7V-2,2K*{I_{C_Q}}=0}drarrow{I_{C_Q}=0,05mA}
newline
{9V-10K*0,05mA-V_{CE_{Q}}-2,2K*0,05mA=0}drarrow{V_{CE_{Q}}=8,39V}</annotation>
  </semantics>
</math>
</file>